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tandard" style:master-page-name="Standard">
      <style:paragraph-properties fo:margin-top="0in" fo:margin-bottom="0.139in" loext:contextual-spacing="false" fo:line-height="100%"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zołem, czytelnicy! Pozwólcie, że przedstawię Wam mojego gościa, czyli Zodiaka. Jest on znany z pisania fanfików (przede wszystkim napisał świetną “Wiedźmę”), sędziowania w licznych konkursach literackich oraz z bycia moderatorem na Discordzie Klubu Konesera Polskiego Fanfika.</text:p>
      <text:p text:style-name="P1">Cahan: Witaj! Pozwól, że zacznę od zapytania Cię, jak to się stało, że dowiedziałeś się o fandomie i już w nim zostałeś?</text:p>
      <text:p text:style-name="P1">Zodiak: Była kiedyś taka strona jak komixxy.pl, którą regularnie przeglądałem, będąc jeszcze w gimnazjum. Na wakacjach w 2012 natrafiłem tam na komiks dotyczący fanfika “My Little Dashie”. Z racji tego, iż już wtedy wiedziałem o istnieniu MLP, to się zaciekawiłem i postanowiłem sprawdzić, o co chodzi z tymi kucykami. Wtedy trafiłem na kanał na YouTube miśka200m i zacząłem odsłuchiwać takie fanfiki, jak “Koma”, “Rainbow Factory”, “Cupcakes” i tego typu wczesnofandomowy chłam. Potem zacząłem szukać innych fanfików i tak trafiłem na FGE, a potem na forum MLPPolska. I już jakoś tak zostało.</text:p>
      <text:p text:style-name="P1">Cahan: Za co lubisz fanfiki?</text:p>
      <text:p text:style-name="P1">Zodiak: Wydaje mi się, że przede wszystkim za ogromną wolność. Dobre fanfiki można pisać dosłownie o wszystkim. Polityczne fantasy, dramaty, kryminały, komedie, horrory, thrillery, sci-fi itd... Kuce można z łatwością dopasować do wszystkiego, można trzymać się serialowego klimatu albo kompletnie go olać i pisać krwawy grimdark. Można wykorzystać kanonicznych bohaterów, jak i tworzyć własne, ciekawe postacie. Wiąże się to poniekąd ze światem przedstawionym MLP, który jest bardzo elastyczny. Podsumowując: chcę pisać o wampirach, polityce i romansie Shining Armora z Luną? Mogę, i mogę to zrobić sensownie.</text:p>
      <text:p text:style-name="P1">Cahan: Jakie fanfiki mógłbyś polecić, a jakie nie i dlaczego?</text:p>
      <text:p text:style-name="P1">Zodiak: Każdy ma inny gust i każdemu podoba się co innego. Osobiście potępiam wszelkie TCB i HiE, jednakże nie mogę jednoznacznie stwierdzić, że wszystkie one są złe i bez pomysłu na siebie. Które mógłbym polecić… Moje dwa ulubione to prawdopodobnie “Cień Nocy“ i “Ścieżki Donikąd”. Jest też jeden, chyba porzucony, fanfik wojenny “Popioły Equestrii”, który zdecydowanie wart jest rekomendacji. </text:p>
      <text:p text:style-name="P1">Cahan: Jak oceniasz kondycję polskiej sceny fanfikowej?</text:p>
      <text:p text:style-name="P1">Zodiak: Cóż, ludzie nadal piszą fanfiki. Zarówno starzy wyjadacze, jak i nowe twarze. Więc chyba nie jest tak źle. Ja sam ostatnimi czasy zaglądam na forum o wiele rzadziej niż kiedyś, więc ciężko mi wydać jakiś osąd. Niemniej, ciągle jest o czym gadać, ludzie nadal się bawią. Nie ma tragedii.</text:p>
      <text:p text:style-name="P1">Cahan: Co próbowałbyś zmienić, żeby poprawić jej stan?</text:p>
      <text:p text:style-name="P1">Zodiak: Nie bardzo wiem, co w ogóle można by było zrobić.</text:p>
      <text:p text:style-name="P1">Cahan: Co Cię natchnęło do stworzenia “Wiedźmy”?</text:p>
      <text:p text:style-name="P1">Zodiak: “Fallout: Equestria”, jak niejednokrotnie wspominałem i jak napisałem w notce od autora. Podczas gdy czytałem F:E po raz pierwszy na wakacjach 2013, doszedłem do wniosku, że też chciałbym stworzyć coś takiego. I nie chodzi mi nawet o dobrego fanfika, co o swoistą legendę, o której ludzie mogliby mówić i która mogłaby inspirować kolejnych ludzi. Wyszło jak zawsze. Z drugiej strony całkiem dobrze bawiłem się przy pisaniu Wiedźmy, więc nie była to kompletna strata czasu. No i osiągnąłem cel napisania dobrego fanfika. A przynajmniej jego części.</text:p>
      <text:p text:style-name="P1">Cahan: Jak oceniasz odbiór tego opowiadania? Czego najbardziej Ci brakuje?</text:p>
      <text:p text:style-name="P1">Zodiak: Odbiór był świetny. Dostałem masę komentarzy z pochwałami i konstruktywną krytyką, która bardzo pomogła mi usprawnić swoje umiejętności i osiągnąć poziom, na którym jestem teraz. Ba! Fanfik otrzymał nawet tag [Epic], co jest pewnym małym osiągnięciem. Jednak zawsze chciałem otrzymać dużo fajnych artów. I w istocie dostałem kilka naprawdę dobrych. Nie jest to coś, czego powinienem oczekiwać albo narzekać na niedobór. Jest to coś, co po prostu zawsze chciałem mieć.</text:p>
      <text:p text:style-name="P1">Cahan: Którą postać pisze Ci się najlepiej?</text:p>
      <text:p text:style-name="P1">Zodiak: Pisało. I nie miałem żadnego ulubieńca ani ulubienicy. Bardziej ekscytowało mnie pisanie pewnych konkretnych scen, któr wyobrażałem sobie od dawna. Potem nie mogłem się doczekać, jak zareagują na nie czytelnicy. Niekiedy spotykał mnie zawód, a kiedy indziej cieszyłem się jak dziecko, czytając komentarze. Nie mam też żadnej ulubionej postaci. Lubię je wszystkie. Te, które na lubienie zasługują, w każdym razie.</text:p>
      <text:p text:style-name="P1">Cahan: Co jest dla Ciebie najtrudniejsze w pisaniu, a co najłatwiejsze?</text:p>
      <text:p text:style-name="P1">Zodiak: Najtrudniejsze zawsze były dla mnie opisy otoczenia, bo nigdy nie miałem pojęcia, jak napisać to dobrze. Stworzenie tła dla wydarzeń zawsze było dla mnie problematyczne. Jak to powinno wyglądać? Czy wygląda to dobrze? Czy nie przesadziłem z detalami? Czy opis nie jest za krótki i płytki? Zaś moją ulubioną częścią pisania były naturalnie dialogi i relacje między postaciami. To naprawdę świetna sprawa. Ile razy czytaliśmy jakąś książkę, czy tam oglądaliśmy film albo serial i pomyśleliśmy “ale fajne by było, jakby ta postać spotkała tamtą”. A w czasie pisania miałem na to wpływ. Oczywiście w granicach rozsądku. </text:p>
      <text:p text:style-name="P1">Cahan: A co możesz powiedzieć o reszcie swoich fanfików?</text:p>
      <text:p text:style-name="P1">Zodiak: Poza “Wiedźmą” pisałem tylko fanfiki konkursowe i 1 nieudany projekt. Nic wartego uwagi.</text:p>
      <text:p text:style-name="P1">Cahan: Czy podzielisz się z nami pomysłami odnośnie pisania kolejnych opowiadań, o ile chcesz i posiadasz takie plany?</text:p>
      <text:p text:style-name="P1">Zodiak: Mam zdradzać swoje pomysły? Nieee.</text:p>
      <text:p text:style-name="P1">Cahan: Jak się sędziuje w konkursach literackich?</text:p>
      <text:p text:style-name="P1">Zodiak: To ciężki kawałek chleba. Z jednej strony mogę poczytać dobre fanfiki i pomóc tym, którzy jeszcze nie mają warsztatu, a z drugiej jestem często zmuszony do czytania czegoś, czego normalnie nigdy bym nie przeczytał, co jest bardzo męczące. W konkursach najbardziej cenię sobie to, że zachęcają twórców do kreatywności. Bardzo dobrze, gdy w konkursie pojawia się ktoś, kto wcześniej nic nie pisał, bo to świetna okazja do otrzymania pewnego feedbacku.</text:p>
      <text:p text:style-name="P1"><text:soft-page-break/>Cahan: Masz może jakieś rady dla młodszych twórców?</text:p>
      <text:p text:style-name="P1">Zodiak: Przede wszystkim dużo czytać i zwracać uwagę, jak wygląda tekst w książce. Wszystko można z czasem wypracować, nawet kreatywność. Można nauczyć się dostrzegać pewne wzorce i jakoś je obchodzić lub wykorzystywać w nowatorski sposób. Ale na początek radziłbym zwrócić uwagę na formę: ortografię, interpunkcję czy ogólną stylistykę tekstu. W konkursach, które oceniam, czasem trafiają się prace, które niechlujną i złą formą zabijają całą przyjemność czytania, co negatywnie wpływa na odbiór całości. Ja na początku po prostu zerkałem do książki i podglądałem, jak to wygląda w normalnej literaturze. Oczywiście nie wszystko da się zrobić dobrze od razu, ale tu przejdę do, moim zdaniem, najważniejszej zasady: początkujący pisarz powinien przede wszystkim być otwarty i nie bać się krytyki ani nie obrażać się za nią. Nikt nie chce Wam zrobić na złość, a jedynie pomóc.</text:p>
      <text:p text:style-name="P1">Cahan: Opowiesz nam o swojej przygodzie z Klubem Konesera Polskiego Fanfika?</text:p>
      <text:p text:style-name="P1">Zodiak: Cóż, nieskromnie mówiąc, to jestem jego pomysłodawcą. Podobny pomysł kołatał mi się w głowie już od zeszłego roku, jednak nie podołałem z jego realizacją. Na szczęście podczas jednej z dyskusji na forum MLPPolska koncepcję takiego klubu podłapał jego obecny admin – Coldwind. Pamiętam, z jaką niecierpliwością oczekiwaliśmy “wielkiego otwarcia” razem z właśnie Coldwindem i Miśkiem. Klub działa już od jakiegoś czasu i przebył długą drogę, cały czas jest usprawniany, a my nieustannie uczymy się nowych rzeczy: np. jak poprawić formę spotkań. Muszę też dodać, że oprócz domyślnej funkcji, Klub doskonale funkcjonuje jak taki “fanfikowy bar”, gdzie można porozmawiać w gronie znajomych, jak i poznać nowych ludzi. Jestem zadowolony z tego, jak Klub wygląda teraz, choć nie wątpię, że stanie się on jeszcze lepszy.</text:p>
      <text:p text:style-name="P1">Cahan: Jak oceniasz tę inicjatywę?</text:p>
      <text:p text:style-name="P1">Zodiak: Nie jest tak różowo, głównie ze względu na to, że trudno jest zachęcić dużą część klubowiczów do czynnego brania udziału w dyskusjach. Ale oprócz tego… Ludzie wymieniają się opiniami, autorzy omawianych dzieł otrzymują ogromną dawkę feedbacku, a sama atmosfera jest po prostu… przyjemna. Sama idea jest dobra, jak każda inna dotycząca prób ożywienia fanfikowej braci. Tylko z tą różnicą, że ten pomysł został zrealizowany. </text:p>
      <text:p text:style-name="P1">Cahan: Wiem, że dalej oglądasz serial. Jak Ci się podoba i jak oceniasz sezon 7?</text:p>
      <text:p text:style-name="P1">Zodiak: Mnie się podoba, choć ja serial traktuję z dużym przymrużeniem oka. Zabawnie jest spojrzeć na dwa pierwsze sezony i uświadomić sobie, jaką drogę i przemianę przeszedł serial. Podoba mi się odejście od głównej szóstki i sporo czasu antenowego dla takich postaci jak Starlight, Trixie czy Thorax. </text:p>
      <text:p text:style-name="P1">Cahan: Które postacie lubisz najbardziej?</text:p>
      <text:p text:style-name="P1">Zodiak: Zecorę – bo jest zebrą, ma świetny dubbing (ten głos i akcent), a przede wszystkim używa mózgu, w przeciwieństwie do reszty bohaterów serialu. Jest też tajemnicza i zna magię, a przy tym nie działa jak jakieś mistyczne medium, które jest odrealnione i niezdolne do popełniania błędów. Lubię też Starlight, bo jest inna od reszty głównej szóstki. Zdarza jej się myśleć o wiele częściej, no i ma charakter, który nie jest oparty na kilku niezmiennych i łatwych do zauważenia cechach. Jest też nieco cyniczna i bywa złośliwa.</text:p>
      <text:p text:style-name="P1">Cahan: Jakie są twoje ulubione rozumne rasy z serialu i dlaczego?</text:p>
      <text:p text:style-name="P1">Zodiak: Tak prawdę powiedziawszy, to wolę wszelkie inne rozumne rasy od kucyków. Kucyki są… zbyt głupie i radosne. Najbardziej lubię gryfy, bo są duże, drapieżne i kojarzą mi się z czymś dumnym i majestatycznym, nawet jeśli w serialu trochę im do tego brakuje. Serialowe smoki też są naprawdę fajne. </text:p>
      <text:p text:style-name="P1">Cahan: Jak myślisz, co dla fandomu i kucyków przyniesie przyszłość?</text:p>
      <text:p text:style-name="P1">Zodiak. Zapewne koniec.</text:p>
      <text:p text:style-name="P1"/>
      <text:p text:style-name="P1">Obrazki:</text:p>
      <text:p text:style-name="P1"><text:a xlink:type="simple" xlink:href="https://madhotaru.deviantart.com/art/The-Witch-364113844" text:style-name="Internet_20_link" text:visited-style-name="Visited_20_Internet_20_Link"><text:span text:style-name="T1">https://madhotaru.deviantart.com/art/The-Witch-364113844</text:span></text:a></text:p>
      <text:p text:style-name="P1"><text:a xlink:type="simple" xlink:href="https://cahandariella.deviantart.com/art/Zecora-653897887" text:style-name="Internet_20_link" text:visited-style-name="Visited_20_Internet_20_Link"><text:span text:style-name="T1">https://cahandariella.deviantart.com/art/Zecora-653897887</text:span></text:a></text:p>
      <text:p text:style-name="P1"><text:a xlink:type="simple" xlink:href="https://shaadorian.deviantart.com/art/Midnight-Walker-518923705" text:style-name="Internet_20_link" text:visited-style-name="Visited_20_Internet_20_Link"><text:span text:style-name="T1">https://shaadorian.deviantart.com/art/Midnight-Walker-518923705</text:span></text:a></text:p>
      <text:p text:style-name="P1"><text:a xlink:type="simple" xlink:href="https://huussii.deviantart.com/art/Heart-of-the-Wild-583324701" text:style-name="Internet_20_link" text:visited-style-name="Visited_20_Internet_20_Link"><text:span text:style-name="T1">https://huussii.deviantart.com/art/Heart-of-the-Wild-583324701</text:span></text:a></text:p>
      <text:p text:style-name="P1"><text:a xlink:type="simple" xlink:href="https://wingedwolf94.deviantart.com/art/Zecoras-Potions-458868708" text:style-name="Internet_20_link" text:visited-style-name="Visited_20_Internet_20_Link"><text:span text:style-name="T1">https://wingedwolf94.deviantart.com/art/Zecoras-Potions-458868708</text:span></text:a></text:p>
      <text:p text:style-name="P1"><text:a xlink:type="simple" xlink:href="https://yakovlev-vad.deviantart.com/art/Color-Sketch-Patreon-reward-704776914" text:style-name="Internet_20_link" text:visited-style-name="Visited_20_Internet_20_Link"><text:span text:style-name="T1">https://yakovlev-vad.deviantart.com/art/Color-Sketch-Patreon-reward-704776914</text:span></text:a></text:p>
      <text:p text:style-name="P1"><text:a xlink:type="simple" xlink:href="https://viwrastupr.deviantart.com/art/Ember-Dragons-Dont-Do-Reading-608188932" text:style-name="Internet_20_link" text:visited-style-name="Visited_20_Internet_20_Link"><text:span text:style-name="T1">https://viwrastupr.deviantart.com/art/Ember-Dragons-Dont-Do-Reading-608188932</text:span></text:a></text:p>
      <text:p text:style-name="P1"><text:a xlink:type="simple" xlink:href="https://spainfischer.deviantart.com/art/Square-Series-Gilda-379743404" text:style-name="Internet_20_link" text:visited-style-name="Visited_20_Internet_20_Link"><text:span text:style-name="T1">https://spainfischer.deviantart.com/art/Square-Series-Gilda-379743404</text:span></text:a></text:p>
      <text:p text:style-name="P1">https://kp-shadowsquirrel.deviantart.com/art/Zecora-380566764</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9" meta:word-count="1441" meta:character-count="9963" meta:non-whitespace-character-count="8564"/>
    <meta:generator>LibreOfficeDev/5.1.0.3$Linux_X86_64 LibreOffice_project/</meta:generator>
  </office:meta>
</office:document-meta>
</file>